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81mm" fo:break-before="auto" style:use-optimal-row-height="false"/>
    </style:style>
    <style:style style:name="ro2" style:family="table-row">
      <style:table-row-properties style:row-height="7.2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5.6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32.1mm" fo:break-before="auto" style:use-optimal-row-height="true"/>
    </style:style>
    <style:style style:name="ro13" style:family="table-row">
      <style:table-row-properties style:row-height="7.09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7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/>
    </style:style>
    <style:style style:name="ce5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99999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font-name="Liberation Sans"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9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/>
    </style:style>
    <style:style style:name="ce39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wrap-option="wrap" style:vertical-align="middle"/>
      <style:text-properties style:font-name="Liberation Sans"/>
    </style:style>
    <style:style style:name="ce14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dddddd" fo:wrap-option="wrap" fo:border="0.06pt solid #000000" style:vertical-align="top"/>
      <style:text-properties style:use-window-font-color="true" style:font-name="Liberation Sans" fo:font-style="italic" style:font-style-asian="italic" style:font-style-complex="italic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8" style:family="table-cell" style:parent-style-name="Default">
      <style:table-cell-properties fo:background-color="#dddddd" fo:wrap-option="wrap" fo:border="0.06pt solid #000000" style:vertical-align="top"/>
      <style:text-properties style:font-name="Liberation Sans" fo:font-style="italic" style:font-style-asian="italic" style:font-style-complex="italic"/>
    </style:style>
    <style:style style:name="ce19" style:family="table-cell" style:parent-style-name="Default">
      <style:table-cell-properties fo:wrap-option="wrap" style:vertical-align="top"/>
      <style:text-properties style:font-name="Liberation Sans"/>
    </style:style>
    <style:style style:name="ce20" style:family="table-cell" style:parent-style-name="Default">
      <style:table-cell-properties fo:background-color="#999999" fo:wrap-option="wrap" fo:border="0.06pt solid #000000" style:vertical-align="middle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eeeeee" fo:wrap-option="wrap" style:vertical-align="top"/>
      <style:text-properties style:font-name="Liberation Sans" fo:font-style="italic" style:font-style-asian="italic" style:font-style-complex="italic"/>
    </style:style>
    <style:style style:name="ce30" style:family="table-cell" style:parent-style-name="Default">
      <style:table-cell-properties fo:background-color="#dddddd" fo:wrap-option="wrap" style:vertical-align="top"/>
      <style:text-properties style:font-name="Liberation Sans" fo:font-style="italic" style:font-style-asian="italic" style:font-style-complex="italic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fr" fo:country="F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6" style:family="text">
      <style:text-properties style:use-window-font-color="true"/>
    </style:style>
    <style:style style:name="T7" style:family="text">
      <style:text-properties fo:color="#ed1c24"/>
    </style:style>
    <style:style style:name="T8" style:family="text">
      <style:text-properties fo:font-size="10pt"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9"/>
        <table:table-column table:style-name="co3" table:default-cell-style-name="ce22"/>
        <table:table-column table:style-name="co4" table:number-columns-repeated="1020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<text:span text:style-name="T1">Oricam</text:span></text:p>
            <text:p>Plan de tests du premier MVP</text:p>
          </table:table-cell>
          <table:covered-table-cell table:number-columns-repeated="3" table:style-name="ce39"/>
          <table:table-cell table:style-name="ce13"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Réalisé par : Romain Siré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Date : 17/07/2020</text:p>
          </table:table-cell>
          <table:covered-table-cell table:style-name="ce21"/>
          <table:table-cell table:style-name="ce27" table:number-columns-repeated="1020"/>
        </table:table-row>
        <table:table-row table:style-name="ro3">
          <table:table-cell table:style-name="ce3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4">
          <table:table-cell table:style-name="ce4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Test effectué</text:p>
          </table:table-cell>
          <table:table-cell table:style-name="ce14" office:value-type="string" calcext:value-type="string">
            <text:p>Résultats attendus</text:p>
          </table:table-cell>
          <table:table-cell table:style-name="ce39" office:value-type="string" calcext:value-type="string">
            <text:p>Validé</text:p>
          </table:table-cell>
          <table:table-cell table:style-name="ce28" table:number-columns-repeated="1020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 table:number-columns-spanned="3" table:number-rows-spanned="1">
            <text:p>Page d’accueil : index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8" office:value-type="string" calcext:value-type="string">
            <text:p>1.1</text:p>
          </table:table-cell>
          <table:table-cell table:style-name="ce17" office:value-type="string" calcext:value-type="string">
            <text:p>Ouverture de la page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8">
          <table:table-cell table:style-name="ce7" office:value-type="string" calcext:value-type="string">
            <text:p>1.1.1</text:p>
          </table:table-cell>
          <table:table-cell table:style-name="ce16" office:value-type="string" calcext:value-type="string">
            <text:p>Ouverture page d’accueil sur desktop</text:p>
          </table:table-cell>
          <table:table-cell table:style-name="ce16" office:value-type="string" calcext:value-type="string">
            <text:p>- La page d’accueil apparaît</text:p>
            <text:p>- Tous les articles de la base de donné sont affichées, avec photo, nom, et prix</text:p>
            <text:p><text:span text:style-name="T2">- Bannière d’accueil prend toute la taille de l’affichage</text:span></text:p>
            <text:p>- Tous les liens on une légère animation au hover</text:p>
            <text:p>- Test à réaliser sur Firefox et Chro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1.2</text:p>
          </table:table-cell>
          <table:table-cell table:style-name="ce16" office:value-type="string" calcext:value-type="string">
            <text:p>Ouverture page d’accueil sur mobile</text:p>
          </table:table-cell>
          <table:table-cell table:style-name="ce16" office:value-type="string" calcext:value-type="string">
            <text:p>- Les même choses sont affichées que pour les desktop (cf. 1.1.1)</text:p>
            <text:p>- Responsive fonctionne correctement, sans bug d’affich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1.3</text:p>
          </table:table-cell>
          <table:table-cell table:style-name="ce16" office:value-type="string" calcext:value-type="string">
            <text:p>Ouverture de la page d’accueil, avec le backend qui ne fonctionne pas</text:p>
          </table:table-cell>
          <table:table-cell table:style-name="ce16" office:value-type="string" calcext:value-type="string">
            <text:p>Un message d’erreur s’affiche à la place de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2</text:p>
          </table:table-cell>
          <table:table-cell table:style-name="ce17" office:value-type="string" calcext:value-type="string">
            <text:p>Éléments cliquables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2.1</text:p>
          </table:table-cell>
          <table:table-cell table:style-name="ce16" office:value-type="string" calcext:value-type="string">
            <text:p>Clic sur le bouton « notre sélection » dans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2.2</text:p>
          </table:table-cell>
          <table:table-cell table:style-name="ce16" office:value-type="string" calcext:value-type="string">
            <text:p>Clic sur la flèche bas, en bas de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2.3</text:p>
          </table:table-cell>
          <table:table-cell table:style-name="ce16" office:value-type="string" calcext:value-type="string">
            <text:p>Hover sur la carte représentant un produit</text:p>
          </table:table-cell>
          <table:table-cell table:style-name="ce16" office:value-type="string" calcext:value-type="string">
            <text:p><text:span text:style-name="T3">La carte est entièrement cliquabl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2.4</text:p>
          </table:table-cell>
          <table:table-cell table:style-name="ce16" office:value-type="string" calcext:value-type="string">
            <text:p>Clic sur une carte produit</text:p>
          </table:table-cell>
          <table:table-cell table:style-name="ce16" office:value-type="string" calcext:value-type="string">
            <text:p>- L'id du produit est transmis par l'url</text:p>
            <text:p>- La page du produit cliqué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3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3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3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1.4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1.4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4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 table:number-columns-spanned="3" table:number-rows-spanned="1">
            <text:p>Page Produit : product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8" office:value-type="string" calcext:value-type="string">
            <text:p>2.1</text:p>
          </table:table-cell>
          <table:table-cell table:style-name="ce17" office:value-type="string" calcext:value-type="string">
            <text:p>Ouverture de la page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10">
          <table:table-cell table:style-name="ce7" office:value-type="string" calcext:value-type="string">
            <text:p>2.1.1</text:p>
          </table:table-cell>
          <table:table-cell table:style-name="ce16" office:value-type="string" calcext:value-type="string">
            <text:p>Ouverture de la page produit sur desktop</text:p>
          </table:table-cell>
          <table:table-cell table:style-name="ce16" office:value-type="string" calcext:value-type="string">
            <text:p><text:span text:style-name="T4">- La page produit apparaît</text:span></text:p>
            <text:p><text:span text:style-name="T4">- Toutes les information du produit demandé sont affichées :</text:span></text:p>
            <text:p><text:span text:style-name="T4">    - Photo</text:span></text:p>
            <text:p><text:span text:style-name="T4">    - Nom</text:span></text:p>
            <text:p><text:span text:style-name="T4">    - Description</text:span></text:p>
            <text:p><text:span text:style-name="T4">    - Prix</text:span></text:p>
            <text:p><text:span text:style-name="T4">    - Les différentes options de ce produit sont affichés dans une liste déroulant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1.2</text:p>
          </table:table-cell>
          <table:table-cell table:style-name="ce16" office:value-type="string" calcext:value-type="string">
            <text:p>Ouverture de la page produit sur mobile</text:p>
          </table:table-cell>
          <table:table-cell table:style-name="ce16" office:value-type="string" calcext:value-type="string">
            <text:p><text:span text:style-name="T4">- Les même choses sont affichées que pour les desktop (cf. 2.1.1)</text:span></text:p>
            <text:p><text:span text:style-name="T4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2.1.3</text:p>
          </table:table-cell>
          <table:table-cell table:style-name="ce16" office:value-type="string" calcext:value-type="string">
            <text:p>Ouverture de la page produit, avec le backend qui ne fonctionne pas ou qui renvoie une erreur</text:p>
          </table:table-cell>
          <table:table-cell table:style-name="ce16" office:value-type="string" calcext:value-type="string">
            <text:p>Un message d’erreur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2.1.4</text:p>
          </table:table-cell>
          <table:table-cell table:style-name="ce16" office:value-type="string" calcext:value-type="string">
            <text:p>Ouverture de la page produit avec un id dans l’url qui n’existe pas dans la base de données</text:p>
          </table:table-cell>
          <table:table-cell table:style-name="ce16" office:value-type="string" calcext:value-type="string">
            <text:p>Le message d’erreur « Le produit demandé est introuvable »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1.5</text:p>
          </table:table-cell>
          <table:table-cell table:style-name="ce16" office:value-type="string" calcext:value-type="string">
            <text:p>Ouverture de la page produit sans aucun id passé dans l’url</text:p>
          </table:table-cell>
          <table:table-cell table:style-name="ce16" office:value-type="string" calcext:value-type="string">
            <text:p>Le message d’erreur « Le produit demandé est introuvable »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2</text:p>
          </table:table-cell>
          <table:table-cell table:style-name="ce17" office:value-type="string" calcext:value-type="string">
            <text:p>Retour à l’accueil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2.2.1</text:p>
          </table:table-cell>
          <table:table-cell table:style-name="ce16" office:value-type="string" calcext:value-type="string">
            <text:p>Clic sur le bouton « retour à l’accueil »</text:p>
          </table:table-cell>
          <table:table-cell table:style-name="ce16" office:value-type="string" calcext:value-type="string">
            <text:p>La page d’accueil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3</text:p>
          </table:table-cell>
          <table:table-cell table:style-name="ce17" office:value-type="string" calcext:value-type="string">
            <text:p>Ajout au pani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9">
          <table:table-cell table:style-name="ce7" office:value-type="string" calcext:value-type="string">
            <text:p>2.3.1</text:p>
          </table:table-cell>
          <table:table-cell table:style-name="ce16" office:value-type="string" calcext:value-type="string">
            <text:p>Clic sur le bouton « Ajouter au panier », avec les informations saisies par l’utilisateur correctes (objectif dans la liste déroulante, et quantité entre 1 et 10)</text:p>
          </table:table-cell>
          <table:table-cell table:style-name="ce16" office:value-type="string" calcext:value-type="string">
            <text:p>- L’article correspondant est ajouté au panier avec la bonne quantité</text:p>
            <text:p><text:span text:style-name="T2">- Dans le header, la pastille colorée indiquant le nombre d’article est mise à jour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3.2</text:p>
          </table:table-cell>
          <table:table-cell table:style-name="ce16" office:value-type="string" calcext:value-type="string">
            <text:p>Clic sur le bouton « Ajouter au panier », avec les informations saisies par l’utilisateur incorrectes (quantité n’est pas un nombre entre 1 et 10)</text:p>
          </table:table-cell>
          <table:table-cell table:style-name="ce16" office:value-type="string" calcext:value-type="string">
            <text:p>Une fenêtre d’alerte s’affiche demandant à l’utilisateur de choisir correctement les option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3.3</text:p>
          </table:table-cell>
          <table:table-cell table:style-name="ce16" office:value-type="string" calcext:value-type="string">
            <text:p>Clic sur le bouton « ajouter au panier », avec déjà le même article et la même option déjà présente dans le panier</text:p>
          </table:table-cell>
          <table:table-cell table:style-name="ce16" office:value-type="string" calcext:value-type="string">
            <text:p>- La quantité du couple produit/option est mise à jour dans le panier</text:p>
            <text:p><text:span text:style-name="T5">- Dans le header, la pastille colorée indiquant le nombre d’article est mise à jour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4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number-columns-repeated="1020"/>
        </table:table-row>
        <table:table-row table:style-name="ro4">
          <table:table-cell table:style-name="ce7" office:value-type="string" calcext:value-type="string">
            <text:p>2.4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4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4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4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2.5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4">
          <table:table-cell table:style-name="ce7" office:value-type="string" calcext:value-type="string">
            <text:p>2.5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5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3</text:p>
          </table:table-cell>
          <table:table-cell table:style-name="ce15" office:value-type="string" calcext:value-type="string" table:number-columns-spanned="3" table:number-rows-spanned="1">
            <text:p>Page Panier et finalisation de commande : cart.html</text:p>
          </table:table-cell>
          <table:covered-table-cell table:style-name="ce20"/>
          <table:covered-table-cell table:style-name="ce23"/>
          <table:table-cell table:number-columns-repeated="1020"/>
        </table:table-row>
        <table:table-row table:style-name="ro4">
          <table:table-cell table:style-name="ce9" office:value-type="string" calcext:value-type="string">
            <text:p>3.1</text:p>
          </table:table-cell>
          <table:table-cell table:style-name="ce18" office:value-type="string" calcext:value-type="string">
            <text:p>Ouverture de la page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12">
          <table:table-cell table:style-name="ce7" office:value-type="string" calcext:value-type="string">
            <text:p>3.1.1</text:p>
          </table:table-cell>
          <table:table-cell table:style-name="ce16" office:value-type="string" calcext:value-type="string">
            <text:p>Ouverture de la page panier sur desktop</text:p>
          </table:table-cell>
          <table:table-cell table:style-name="ce16" office:value-type="string" calcext:value-type="string">
            <text:p>- La page panier apparait</text:p>
            <text:p>- Touts les produits du panier s’affichent dans un tableau, avec à chaque ligne :</text:p>
            <text:p>    - le nom du produit</text:p>
            <text:p>    - l’option choisie</text:p>
            <text:p>    - la quantité de cet article</text:p>
            <text:p>    - le prix total de l’article (prix unitaire x quantité)</text:p>
            <text:p>- Le prix total de la commande est affiché en bas du tableau</text:p>
            <text:p>- Le formulaire de coordonnées apparaî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2</text:p>
          </table:table-cell>
          <table:table-cell table:style-name="ce16" office:value-type="string" calcext:value-type="string">
            <text:p>Ouverture de la page panier sur mobile</text:p>
          </table:table-cell>
          <table:table-cell table:style-name="ce16" office:value-type="string" calcext:value-type="string">
            <text:p><text:span text:style-name="T4">- Les même choses sont affichées que pour les desktop (cf. 3.1)</text:span></text:p>
            <text:p><text:span text:style-name="T4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table-cell table:style-name="ce7" office:value-type="string" calcext:value-type="string">
            <text:p>3.1.3</text:p>
          </table:table-cell>
          <table:table-cell table:style-name="ce16" office:value-type="string" calcext:value-type="string">
            <text:p>Ouverture de la page panier avec le backend qui ne fonctionne pas</text:p>
          </table:table-cell>
          <table:table-cell table:style-name="ce16" office:value-type="string" calcext:value-type="string">
            <text:p>Un message d’erreur s’affiche à la place du tableau de produits</text:p>
          </table:table-cell>
          <table:table-cell table:style-name="ce55" office:value-type="string" calcext:value-type="string">
            <text:p><text:span text:style-name="T6">17/07/2020 : </text:span><text:span text:style-name="T7">NOK</text:span></text:p>
            <text:p><text:span text:style-name="T6">BugFix, puis test :</text:span> <text:span text:style-name="T8">ok</text:span>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4</text:p>
          </table:table-cell>
          <table:table-cell table:style-name="ce16" office:value-type="string" calcext:value-type="string">
            <text:p>Ouverture de la page panier, avec AUCUN produit dans le panier</text:p>
          </table:table-cell>
          <table:table-cell table:style-name="ce16" office:value-type="string" calcext:value-type="string">
            <text:p>- Le message « Votre panier est vide » s’affiche à la place du tableau de produits</text:p>
            <text:p>- Le bouton « Passer la commande » est désactivé et grisé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2</text:p>
          </table:table-cell>
          <table:table-cell table:style-name="ce18" office:value-type="string" calcext:value-type="string">
            <text:p>Suppression de 1 articl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3.2.1</text:p>
          </table:table-cell>
          <table:table-cell table:style-name="ce16" office:value-type="string" calcext:value-type="string">
            <text:p>Hover sur le bouton pour supprimer 1 article</text:p>
          </table:table-cell>
          <table:table-cell table:style-name="ce16" office:value-type="string" calcext:value-type="string">
            <text:p>La couleur du bouton supprimer devient oran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7" office:value-type="string" calcext:value-type="string">
            <text:p>3.2.2</text:p>
          </table:table-cell>
          <table:table-cell table:style-name="ce16" office:value-type="string" calcext:value-type="string">
            <text:p>Clic sur le bouton de suppression de 1 article</text:p>
          </table:table-cell>
          <table:table-cell table:style-name="ce16" office:value-type="string" calcext:value-type="string">
            <text:p>- L'article correspondant est suprimé du panier</text:p>
            <text:p>- Dans le tableau de produit, la ligne correspondant à l’article est supprimée</text:p>
            <text:p>- Dans le header, la pastille colorée indiquant le nombre d’article est mise à jour</text:p>
            <text:p>- Le montant total de la commande est mise à jou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2.2</text:p>
          </table:table-cell>
          <table:table-cell table:style-name="ce16" office:value-type="string" calcext:value-type="string">
            <text:p>Clic sur le bouton de suppression de 1 article, alors qu’il ne reste plus que 1 seul article dans le panier</text:p>
          </table:table-cell>
          <table:table-cell table:style-name="ce16" office:value-type="string" calcext:value-type="string">
            <text:p><text:span text:style-name="T2">- Le message « Votre panier est vide » s’affiche à la place du tableau de produits</text:span></text:p>
            <text:p><text:span text:style-name="T2">- Le bouton « Passer la commande » est désactivé et grisé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3</text:p>
          </table:table-cell>
          <table:table-cell table:style-name="ce18" office:value-type="string" calcext:value-type="string">
            <text:p>Suppression de tous les articles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9">
          <table:table-cell table:style-name="ce7" office:value-type="string" calcext:value-type="string">
            <text:p>3.3.1</text:p>
          </table:table-cell>
          <table:table-cell table:style-name="ce16" office:value-type="string" calcext:value-type="string">
            <text:p>Clic sur le bouton « Annuler et vider le panier »</text:p>
          </table:table-cell>
          <table:table-cell table:style-name="ce16" office:value-type="string" calcext:value-type="string">
            <text:p>- Le panier est complètement vidé</text:p>
            <text:p>- L’utilisateur est redirigé sur la page d’accueil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4</text:p>
          </table:table-cell>
          <table:table-cell table:style-name="ce18" office:value-type="string" calcext:value-type="string">
            <text:p>Passer la command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15">
          <table:table-cell table:style-name="ce7" office:value-type="string" calcext:value-type="string">
            <text:p>3.4.1</text:p>
          </table:table-cell>
          <table:table-cell table:style-name="ce16" office:value-type="string" calcext:value-type="string">
            <text:p>Clic sur le bouton « Passer la commande » quand :</text:p>
            <text:p>  - il y a des produits dans le panier</text:p>
            <text:p>  - les coordonnées entrées par l’utilisateur sont correctes</text:p>
          </table:table-cell>
          <table:table-cell table:style-name="ce16" office:value-type="string" calcext:value-type="string">
            <text:p>- Affichage de la page de confirmation de commande</text:p>
            <text:p>- Le panier est vidé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4.2</text:p>
          </table:table-cell>
          <table:table-cell table:style-name="ce16" office:value-type="string" calcext:value-type="string">
            <text:p>Clic sur le bouton « Passer la commande » quand :</text:p>
            <text:p>  - il n’y a pas de produits dans le panier</text:p>
          </table:table-cell>
          <table:table-cell table:style-name="ce16" office:value-type="string" calcext:value-type="string">
            <text:p>Bouton désactivé, clic impossibl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7" office:value-type="string" calcext:value-type="string">
            <text:p>3.4.3</text:p>
          </table:table-cell>
          <table:table-cell table:style-name="ce16" office:value-type="string" calcext:value-type="string">
            <text:p>Clic sur le bouton « Passer la commande » quand :</text:p>
            <text:p>  - il y a des produits dans le panier</text:p>
            <text:p>  - les coordonnées entrées par l’utilisateur sont incorrectes (un champ manquant, ou email ne respecte pas le test regex)</text:p>
          </table:table-cell>
          <table:table-cell table:style-name="ce16" office:value-type="string" calcext:value-type="string">
            <text:p>Une fenêtre d’alerte s’affiche demandant à l’utilisateur de renseigner correctement le champ qui pose problè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4</text:p>
          </table:table-cell>
          <table:table-cell table:style-name="ce15" office:value-type="string" calcext:value-type="string" table:number-columns-spanned="3" table:number-rows-spanned="1">
            <text:p>Page de confirmation de commande : confirmation.html</text:p>
          </table:table-cell>
          <table:covered-table-cell table:style-name="ce20"/>
          <table:covered-table-cell table:style-name="ce23"/>
          <table:table-cell table:number-columns-repeated="1020"/>
        </table:table-row>
        <table:table-row table:style-name="ro4">
          <table:table-cell table:style-name="ce9" office:value-type="string" calcext:value-type="string">
            <text:p>4.1</text:p>
          </table:table-cell>
          <table:table-cell table:style-name="ce18" office:value-type="string" calcext:value-type="string">
            <text:p>Ouverture de la pag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8">
          <table:table-cell table:style-name="ce7" office:value-type="string" calcext:value-type="string">
            <text:p>4.1.1</text:p>
          </table:table-cell>
          <table:table-cell table:style-name="ce16" office:value-type="string" calcext:value-type="string">
            <text:p>Ouverture de la page après une commande</text:p>
          </table:table-cell>
          <table:table-cell table:style-name="ce16" office:value-type="string" calcext:value-type="string">
            <text:p>- La page de confirmation de commande est affichée</text:p>
            <text:p>- Les informations personnalisées sont affichées :</text:p>
            <text:p>    - Message de remerciement avec le prénom de l’utilisateur</text:p>
            <text:p>    - Le montant total de la commande</text:p>
            <text:p>    - Le numéro de command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4.1.2</text:p>
          </table:table-cell>
          <table:table-cell table:style-name="ce16" office:value-type="string" calcext:value-type="string">
            <text:p>Ouverture de la page, sans qu’une commande ait été effectuée</text:p>
          </table:table-cell>
          <table:table-cell table:style-name="ce16" office:value-type="string" calcext:value-type="string">
            <text:p>Redirection vers la page d’accueil</text:p>
          </table:table-cell>
          <table:table-cell table:style-name="ce55" office:value-type="string" calcext:value-type="string">
            <text:p><text:span text:style-name="T6">17/07/2020 : </text:span><text:span text:style-name="T7">NOK</text:span></text:p>
            <text:p><text:span text:style-name="T6">BugFix, puis test :</text:span> <text:span text:style-name="T8">ok</text:span>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4.1.3</text:p>
          </table:table-cell>
          <table:table-cell table:style-name="ce16" office:value-type="string" calcext:value-type="string">
            <text:p>Ouverture de la page, avec le backend qui ne fonctionne pas</text:p>
          </table:table-cell>
          <table:table-cell table:style-name="ce16" office:value-type="string" calcext:value-type="string">
            <text:p>Message d’erreur est affiché</text:p>
          </table:table-cell>
          <table:table-cell table:style-name="ce55" office:value-type="string" calcext:value-type="string">
            <text:p><text:span text:style-name="T6">17/07/2020 : </text:span><text:span text:style-name="T7">NOK</text:span></text:p>
            <text:p><text:span text:style-name="T6">BugFix, puis test :</text:span> <text:span text:style-name="T8">ok</text:span>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4.2</text:p>
          </table:table-cell>
          <table:table-cell table:style-name="ce18" office:value-type="string" calcext:value-type="string">
            <text:p>Éléments cliquables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4.2.1</text:p>
          </table:table-cell>
          <table:table-cell table:style-name="ce16" office:value-type="string" calcext:value-type="string">
            <text:p>Clic sur le bouton « retour à l’accueil »</text:p>
          </table:table-cell>
          <table:table-cell table:style-name="ce16" office:value-type="string" calcext:value-type="string">
            <text:p>La page d’accueil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9:57:54.42967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0:44:30.986574762</meta:creation-date>
    <meta:generator>LibreOffice/6.0.7.3$Linux_X86_64 LibreOffice_project/00m0$Build-3</meta:generator>
    <dc:date>2020-07-17T13:37:02.673304866</dc:date>
    <meta:editing-duration>PT8M6S</meta:editing-duration>
    <meta:editing-cycles>2</meta:editing-cycles>
    <meta:document-statistic meta:table-count="1" meta:cell-count="217" meta:object-count="0"/>
  </office:meta>
</office:document-meta>
</file>